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rfc-language-tag="en-GB-oed" fo:language="en" fo:country="GB" officeooo:rsid="00109feb" officeooo:paragraph-rsid="00109feb" style:font-size-asian="10.5pt"/>
    </style:style>
    <style:style style:name="P2" style:family="paragraph" style:parent-style-name="Standard">
      <style:text-properties style:rfc-language-tag="en-GB-oed" fo:language="en" fo:country="GB" officeooo:rsid="00109feb" officeooo:paragraph-rsid="00260fb1" style:font-size-asian="10.5pt"/>
    </style:style>
    <style:style style:name="P3" style:family="paragraph" style:parent-style-name="Standard">
      <style:text-properties style:rfc-language-tag="en-GB-oed" fo:language="en" fo:country="GB" officeooo:rsid="00148d76" officeooo:paragraph-rsid="00148d76" style:font-size-asian="10.5pt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officeooo:rsid="001633bf"/>
    </style:style>
    <style:style style:name="T3" style:family="text">
      <style:text-properties officeooo:rsid="001951f8"/>
    </style:style>
    <style:style style:name="T4" style:family="text">
      <style:text-properties officeooo:rsid="00198e1a"/>
    </style:style>
    <style:style style:name="T5" style:family="text">
      <style:text-properties officeooo:rsid="001a782d"/>
    </style:style>
    <style:style style:name="T6" style:family="text">
      <style:text-properties officeooo:rsid="001deea5"/>
    </style:style>
    <style:style style:name="T7" style:family="text">
      <style:text-properties officeooo:rsid="00227375"/>
    </style:style>
    <style:style style:name="T8" style:family="text">
      <style:text-properties officeooo:rsid="00231359"/>
    </style:style>
    <style:style style:name="T9" style:family="text">
      <style:text-properties officeooo:rsid="00260fb1"/>
    </style:style>
    <style:style style:name="T10" style:family="text">
      <style:text-properties officeooo:rsid="0027979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tem = <text:span text:style-name="T10">First document</text:span></text:p>
      <text:p text:style-name="P2">Dublin Core:Title = <text:span text:style-name="T6">T</text:span>itle of <text:span text:style-name="T7">the document of </text:span>the Directory <text:span text:style-name="T3">B (from “OpenDocument_Metadata_Dir_B.odt”)</text:span></text:p>
      <text:p text:style-name="P1">Creator = Helen Smith</text:p>
      <text:p text:style-name="P1">Dublin Core:Creator=Jack Smith</text:p>
      <text:p text:style-name="P1">Description = This is the Dublin Core Description of the document of the Directory A.</text:p>
      <text:p text:style-name="P1">__This is the second line of the description, after a line break.</text:p>
      <text:p text:style-name="P1">This line is a comment, because the equal sign is absent and it doesn't begin with two underscores.</text:p>
      <text:p text:style-name="P1"><text:s/>Date = 2015-01-01</text:p>
      <text:p text:style-name="P1"/>
      <text:p text:style-name="P1">File = Dir_<text:span text:style-name="T3">B</text:span>/image_Dir_<text:span text:style-name="T5">B</text:span>_1.png</text:p>
      <text:p text:style-name="P1">Dublin Core : Title = The <text:span text:style-name="T6">r</text:span>ecto of the Image (Image Dir <text:span text:style-name="T4">B</text:span> #1)</text:p>
      <text:p text:style-name="P1">Rights = Creative Commons CC0</text:p>
      <text:p text:style-name="P1"/>
      <text:p text:style-name="P1">File = Dir_<text:span text:style-name="T3">B</text:span>/image_Dir_<text:span text:style-name="T5">B</text:span>_2.png</text:p>
      <text:p text:style-name="P1">Dublin Core : Title = The verso of the Image (Image Dir <text:span text:style-name="T4">B</text:span> #2)</text:p>
      <text:p text:style-name="P1">Rights = Public Domain</text:p>
      <text:p text:style-name="P1"/>
      <text:p text:style-name="P1">Item = Another Document </text:p>
      <text:p text:style-name="P1">Title = <text:span text:style-name="T6">Second d</text:span>ocument <text:span text:style-name="T6">of </text:span>“OpenDocument_<text:span text:style-name="T3">M</text:span>etadata_<text:span text:style-name="T3">Dir_B</text:span>.odt”, <text:span text:style-name="T6">without attached file</text:span></text:p>
      <text:p text:style-name="P1">Description = This document has no <text:span text:style-name="T1">attached file</text:span>.</text:p>
      <text:p text:style-name="P3">Some <text:span text:style-name="T8">field </text:span>= A non standard data, <text:span text:style-name="T2">that can only be imported with a special format or a hook.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Berthereau</meta:initial-creator>
    <meta:creation-date>2015-04-26T09:15:31.736102755</meta:creation-date>
    <dc:date>2015-05-26T17:20:39.587203244</dc:date>
    <dc:creator>Daniel Berthereau</dc:creator>
    <meta:editing-duration>PT36M55S</meta:editing-duration>
    <meta:editing-cycles>32</meta:editing-cycles>
    <meta:generator>LibreOffice/4.4.3.2$Linux_X86_64 LibreOffice_project/40m0$Build-2</meta:generator>
    <dc:title>Test file for ArchiveFolder for Omeka</dc:title>
    <meta:document-statistic meta:table-count="0" meta:image-count="0" meta:object-count="0" meta:page-count="1" meta:paragraph-count="18" meta:word-count="155" meta:character-count="921" meta:non-whitespace-character-count="782"/>
  </office:meta>
</office:document-meta>
</file>